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54ad" officeooo:paragraph-rsid="001454ad"/>
    </style:style>
    <style:style style:name="P2" style:family="paragraph" style:parent-style-name="Standard">
      <style:text-properties fo:color="#800000" officeooo:rsid="001454ad" officeooo:paragraph-rsid="001454ad"/>
    </style:style>
    <style:style style:name="P3" style:family="paragraph" style:parent-style-name="Standard">
      <style:text-properties fo:color="#000000" officeooo:rsid="001454ad" officeooo:paragraph-rsid="001454ad"/>
    </style:style>
    <style:style style:name="P4" style:family="paragraph" style:parent-style-name="Standard">
      <style:text-properties fo:color="#000000" officeooo:rsid="00147138" officeooo:paragraph-rsid="00147138"/>
    </style:style>
    <style:style style:name="P5" style:family="paragraph" style:parent-style-name="Standard">
      <style:text-properties style:use-window-font-color="true" officeooo:rsid="001454ad" officeooo:paragraph-rsid="001454ad"/>
    </style:style>
    <style:style style:name="P6" style:family="paragraph" style:parent-style-name="Standard">
      <style:text-properties style:use-window-font-color="true" officeooo:rsid="0015f4eb" officeooo:paragraph-rsid="0015f4eb"/>
    </style:style>
    <style:style style:name="P7" style:family="paragraph" style:parent-style-name="Standard">
      <style:text-properties style:use-window-font-color="true" officeooo:rsid="0016de6c" officeooo:paragraph-rsid="0016de6c"/>
    </style:style>
    <style:style style:name="P8" style:family="paragraph" style:parent-style-name="Standard">
      <style:text-properties style:use-window-font-color="true" officeooo:rsid="00185e4b" officeooo:paragraph-rsid="00185e4b"/>
    </style:style>
    <style:style style:name="P9" style:family="paragraph" style:parent-style-name="Standard">
      <style:text-properties style:use-window-font-color="true" officeooo:rsid="00193540" officeooo:paragraph-rsid="00193540"/>
    </style:style>
    <style:style style:name="P10" style:family="paragraph" style:parent-style-name="Standard">
      <style:text-properties style:use-window-font-color="true" officeooo:rsid="001b353a" officeooo:paragraph-rsid="001b353a"/>
    </style:style>
    <style:style style:name="P11" style:family="paragraph" style:parent-style-name="Standard">
      <style:text-properties style:use-window-font-color="true" officeooo:rsid="001c614f" officeooo:paragraph-rsid="001c614f"/>
    </style:style>
    <style:style style:name="P12" style:family="paragraph" style:parent-style-name="Standard">
      <style:text-properties style:use-window-font-color="true" officeooo:rsid="001d271a" officeooo:paragraph-rsid="001d271a"/>
    </style:style>
    <style:style style:name="P13" style:family="paragraph" style:parent-style-name="Standard">
      <style:text-properties style:use-window-font-color="true" officeooo:rsid="001e3145" officeooo:paragraph-rsid="001e3145"/>
    </style:style>
    <style:style style:name="P14" style:family="paragraph" style:parent-style-name="Standard">
      <style:text-properties style:use-window-font-color="true" officeooo:rsid="001f17be" officeooo:paragraph-rsid="001f17be"/>
    </style:style>
    <style:style style:name="P15" style:family="paragraph" style:parent-style-name="Standard">
      <style:text-properties style:use-window-font-color="true" officeooo:rsid="002008a3" officeooo:paragraph-rsid="002008a3"/>
    </style:style>
    <style:style style:name="P16" style:family="paragraph" style:parent-style-name="Standard">
      <style:text-properties style:use-window-font-color="true" officeooo:rsid="0021c0a9" officeooo:paragraph-rsid="0021c0a9"/>
    </style:style>
    <style:style style:name="P17" style:family="paragraph" style:parent-style-name="Standard">
      <style:text-properties style:use-window-font-color="true" officeooo:rsid="002395ba" officeooo:paragraph-rsid="002395ba"/>
    </style:style>
    <style:style style:name="P18" style:family="paragraph" style:parent-style-name="Standard">
      <style:text-properties style:use-window-font-color="true" officeooo:rsid="00256f58" officeooo:paragraph-rsid="00256f58"/>
    </style:style>
    <style:style style:name="P19" style:family="paragraph" style:parent-style-name="Standard">
      <style:text-properties style:use-window-font-color="true" officeooo:rsid="00274daa" officeooo:paragraph-rsid="00274daa"/>
    </style:style>
    <style:style style:name="P20" style:family="paragraph" style:parent-style-name="Standard">
      <style:text-properties style:use-window-font-color="true" officeooo:rsid="00296005" officeooo:paragraph-rsid="00296005"/>
    </style:style>
    <style:style style:name="P21" style:family="paragraph" style:parent-style-name="Standard">
      <style:text-properties fo:color="#c5000b" officeooo:rsid="001454ad" officeooo:paragraph-rsid="001454ad"/>
    </style:style>
    <style:style style:name="P22" style:family="paragraph" style:parent-style-name="Standard">
      <style:text-properties fo:color="#ff3333" officeooo:rsid="001454ad" officeooo:paragraph-rsid="001454ad"/>
    </style:style>
    <style:style style:name="T1" style:family="text">
      <style:text-properties fo:color="#c5000b"/>
    </style:style>
    <style:style style:name="T2" style:family="text">
      <style:text-properties fo:color="#000000"/>
    </style:style>
    <style:style style:name="T3" style:family="text">
      <style:text-properties officeooo:rsid="00147138"/>
    </style:style>
    <style:style style:name="T4" style:family="text">
      <style:text-properties officeooo:rsid="0016de6c"/>
    </style:style>
    <style:style style:name="T5" style:family="text">
      <style:text-properties officeooo:rsid="001e3145"/>
    </style:style>
    <style:style style:name="T6" style:family="text">
      <style:text-properties officeooo:rsid="00274daa"/>
    </style:style>
    <style:style style:name="T7" style:family="text">
      <style:text-properties officeooo:rsid="00279a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X b; // <text:s/>global udt</text:span> </text:p>
      <text:p text:style-name="P21">Int a;</text:p>
      <text:p text:style-name="P21">static char* s;</text:p>
      <text:p text:style-name="P21">static char* s2 = fifi();</text:p>
      <text:p text:style-name="P21">int X::g_var; // static data member</text:p>
      <text:p text:style-name="Standard"/>
      <text:p text:style-name="P1">Void foo()</text:p>
      <text:p text:style-name="P1">{</text:p>
      <text:p text:style-name="P1"><text:tab/>int x; // auto</text:p>
      <text:p text:style-name="P1"><text:tab/><text:span text:style-name="T1">static int z; // in the data segment</text:span></text:p>
      <text:p text:style-name="P1"><text:tab/></text:p>
      <text:p text:style-name="P1"><text:tab/>int x = 13; // </text:p>
      <text:p text:style-name="P1"><text:span text:style-name="T1"><text:tab/>static int y = 12; // init at compile time</text:span></text:p>
      <text:p text:style-name="P1"><text:span text:style-name="T1"><text:tab/></text:span></text:p>
      <text:p text:style-name="P1"><text:span text:style-name="T1"><text:tab/>static int g = bar(); // possible with cpp</text:span></text:p>
      <text:p text:style-name="P1">}</text:p>
      <text:p text:style-name="P1"/>
      <text:p text:style-name="P1">y = 19; // next time foo() is called y be the <text:s/>new value;</text:p>
      <text:p text:style-name="P1"/>
      <text:p text:style-name="P21">static storage duration <text:s/>- location in data seg, and does not change;</text:p>
      <text:p text:style-name="P2"/>
      <text:p text:style-name="P2"/>
      <text:p text:style-name="P2"><text:span text:style-name="T2">compiler make a table in a .o of all global var , than the linker links all the tables to 1.</text:span></text:p>
      <text:p text:style-name="P2"/>
      <text:p text:style-name="P2"><text:span text:style-name="T2">it is possible to init global vars in run time – before main(), by start();</text:span></text:p>
      <text:p text:style-name="P2"/>
      <text:p text:style-name="P2"><text:span text:style-name="T2">start() - init all the global var that received by functions</text:span></text:p>
      <text:p text:style-name="P2"/>
      <text:p text:style-name="P5">before the main, the stack also exist and init;</text:p>
      <text:p text:style-name="P5"/>
      <text:p text:style-name="P5">start() wraps the main()</text:p>
      <text:p text:style-name="P5"/>
      <text:p text:style-name="P5">2 aspects – location and encapsulation</text:p>
      <text:p text:style-name="P5"/>
      <text:p text:style-name="P3">we don't know in what order the <text:span text:style-name="T3">whole table will be.</text:span></text:p>
      <text:p text:style-name="P3"/>
      <text:p text:style-name="P4">We don't know the order of init between diff compilation units. Inside a compilation unit, do know</text:p>
      <text:p text:style-name="P4"/>
      <text:p text:style-name="P10">non thread safe!!!</text:p>
      <text:p text:style-name="P10">void foo()</text:p>
      <text:p text:style-name="P10">{</text:p>
      <text:p text:style-name="P10"><text:tab/>static X a; // init first time foo() is called. How does it know the second time foo</text:p>
      <text:p text:style-name="P10"><text:tab/><text:tab/> <text:s text:c="5"/>// is called, that its init?</text:p>
      <text:p text:style-name="P10"/>
      <text:p text:style-name="P10"><text:tab/>// a flag.</text:p>
      <text:p text:style-name="P10"><text:tab/>if(a_flag == 0)</text:p>
      <text:p text:style-name="P10"><text:tab/>{</text:p>
      <text:p text:style-name="P10"><text:tab/><text:tab/>static X a;</text:p>
      <text:p text:style-name="P10"><text:tab/><text:tab/>a_flag = 1;</text:p>
      <text:p text:style-name="P10"><text:tab/>}</text:p>
      <text:p text:style-name="P10">}</text:p>
      <text:p text:style-name="P10"/>
      <text:p text:style-name="P12"><text:soft-page-break/>X&amp; foo() // <text:span text:style-name="T5">non thread safe singleton</text:span></text:p>
      <text:p text:style-name="P12">{</text:p>
      <text:p text:style-name="P12"><text:tab/>if(a_flag == 0)</text:p>
      <text:p text:style-name="P12"><text:tab/>{</text:p>
      <text:p text:style-name="P12"><text:tab/><text:tab/>static X a;</text:p>
      <text:p text:style-name="P12"><text:tab/><text:tab/>a_flag = 1;</text:p>
      <text:p text:style-name="P12"><text:tab/>}</text:p>
      <text:p text:style-name="P12"><text:tab/>return a;</text:p>
      <text:p text:style-name="P12">}</text:p>
      <text:p text:style-name="P4"/>
      <text:p text:style-name="P4"/>
      <text:p text:style-name="P4">static objects , global obj – item 4 in mayers – make sure that all vars are init</text:p>
      <text:p text:style-name="P5"/>
      <text:p text:style-name="P5"/>
      <text:p text:style-name="P6">static obj – exists form its constructed till the end of the program ( stack <text:span text:style-name="T4">and heap obj are not static).</text:span></text:p>
      <text:p text:style-name="P7">This includes: global obj, obj defined in namespace scope, obj declared static inside classes, obj declared static in functions, obj declared static at file scope.</text:p>
      <text:p text:style-name="P7"/>
      <text:p text:style-name="P7"/>
      <text:p text:style-name="P8">Local static obj – static obj inside functions – local to that function</text:p>
      <text:p text:style-name="P8">non local static obj – all the other – the dtor called at the end o their main. Global namespace, static in class, <text:s/>or file scope.</text:p>
      <text:p text:style-name="P8"/>
      <text:p text:style-name="P8">Translation unit – source file giving rise to a single .o file plus all of its .h #include files.</text:p>
      <text:p text:style-name="P8"/>
      <text:p text:style-name="P8">When we have at least 2 separate compiled source files each with at least 1 non-local static obj that init uses another non-local static obj in another translation unit.</text:p>
      <text:p text:style-name="P8">The problem is that – the relative order of init of non-local static obj defined in different translation units is undefined.</text:p>
      <text:p text:style-name="P8"/>
      <text:p text:style-name="P9">The solution is moving non-local static obj to functions , thus, making them local static obj – guarantees that local static obj are init when first encountered. That is, replace direct access to non-local static obj with calls to functions that return ref to that now, local static obj.</text:p>
      <text:p text:style-name="P9">bonus, if the functions hasn't been called, no ctor and dtor cost.</text:p>
      <text:p text:style-name="P9"/>
      <text:p text:style-name="P9">Class FileSystem{...};</text:p>
      <text:p text:style-name="P9"/>
      <text:p text:style-name="P9">FileSystem&amp; tfs()</text:p>
      <text:p text:style-name="P9">{</text:p>
      <text:p text:style-name="P9"><text:tab/>static FileSystem fs;<text:tab/><text:tab/>// init a local static obj</text:p>
      <text:p text:style-name="P9"><text:tab/>return fs;<text:tab/><text:tab/><text:tab/>// return ref to it</text:p>
      <text:p text:style-name="P9">}</text:p>
      <text:p text:style-name="P9"/>
      <text:p text:style-name="P10">class Directory{...};</text:p>
      <text:p text:style-name="P10">Directory::Directory( params )</text:p>
      <text:p text:style-name="P10">{</text:p>
      <text:p text:style-name="P10"><text:tab/>…</text:p>
      <text:p text:style-name="P10"><text:tab/>size_t disks = tfs().numDisks();</text:p>
      <text:p text:style-name="P10"><text:tab/>...</text:p>
      <text:p text:style-name="P10">}</text:p>
      <text:p text:style-name="P10"/>
      <text:p text:style-name="P10">Directory&amp; tmpDir()</text:p>
      <text:p text:style-name="P10"><text:soft-page-break/>{</text:p>
      <text:p text:style-name="P10"><text:tab/>static Directory td( params );</text:p>
      <text:p text:style-name="P10"><text:tab/>return td;</text:p>
      <text:p text:style-name="P10">}</text:p>
      <text:p text:style-name="P10"/>
      <text:p text:style-name="P17">these functions are not thread safe, any non const static obj, local or non-local.</text:p>
      <text:p text:style-name="P17">One solution, call these functions during the single thread phase <text:s/>portion.</text:p>
      <text:p text:style-name="P17"/>
      <text:p text:style-name="P17">Work order: </text:p>
      <text:p text:style-name="P17">1. init manually non member obj of built in types.</text:p>
      <text:p text:style-name="P17">2. use member init list to all obj parts</text:p>
      <text:p text:style-name="P17">3. design around the uncertainty of init order of non-local static obj defined in separate translation units.</text:p>
      <text:p text:style-name="P5"/>
      <text:p text:style-name="P5"/>
      <text:p text:style-name="P5"/>
      <text:p text:style-name="P11">design pattern - </text:p>
      <text:p text:style-name="P11">singleton.</text:p>
      <text:p text:style-name="P13">Several versions ( private ctor and a friend function that init it)</text:p>
      <text:p text:style-name="P11">Answers: all non-local obj are init</text:p>
      <text:p text:style-name="P11"/>
      <text:p text:style-name="P11">a single func that instantiate X static obj</text:p>
      <text:p text:style-name="P11"/>
      <text:p text:style-name="P11">X&amp; Get_a</text:p>
      <text:p text:style-name="P11">{</text:p>
      <text:p text:style-name="P11"><text:tab/>static X a;</text:p>
      <text:p text:style-name="P11"><text:tab/>return a;</text:p>
      <text:p text:style-name="P11">}</text:p>
      <text:p text:style-name="P5"/>
      <text:p text:style-name="P5"/>
      <text:p text:style-name="P5"/>
      <text:p text:style-name="P14">exercise: </text:p>
      <text:p text:style-name="P14">class Log;</text:p>
      <text:p text:style-name="P14">class X;</text:p>
      <text:p text:style-name="P14">class Y;</text:p>
      <text:p text:style-name="P14"/>
      <text:p text:style-name="P14">we want the classes as singleton.</text:p>
      <text:p text:style-name="P14"/>
      <text:p text:style-name="P14"/>
      <text:p text:style-name="P15">template&lt;class T&gt;</text:p>
      <text:p text:style-name="P15">class Singleton</text:p>
      <text:p text:style-name="P15"/>
      <text:p text:style-name="P15">Singleton&lt;Log&gt;::GetInstance(); // this is static member function</text:p>
      <text:p text:style-name="P15">Singleton&lt;Log&gt;::GetInstance().SomeFuncInLog( params );</text:p>
      <text:p text:style-name="P15"/>
      <text:p text:style-name="P16">there is also a problem of dtor of static obj, </text:p>
      <text:p text:style-name="P16">the order of dtors is undefined.</text:p>
      <text:p text:style-name="P16"/>
      <text:p text:style-name="P16">Dtor of X calls Log, but Log can already been destroyed. </text:p>
      <text:p text:style-name="P16">Use the atxit.</text:p>
      <text:p text:style-name="P16"/>
      <text:p text:style-name="P16">Build class template Singleton , that <text:s/>a dtor calls a dtor that already been destroyed.</text:p>
      <text:p text:style-name="P18"><text:soft-page-break/>Problems</text:p>
      <text:p text:style-name="P18">1. instantiation order</text:p>
      <text:p text:style-name="P18"/>
      <text:p text:style-name="P18">X&amp; get_x()</text:p>
      <text:p text:style-name="P18">{</text:p>
      <text:p text:style-name="P18"><text:tab/>static X x;</text:p>
      <text:p text:style-name="P18"><text:tab/>return x;</text:p>
      <text:p text:style-name="P18">}</text:p>
      <text:p text:style-name="P18">using a function, one must call this function to instance X</text:p>
      <text:p text:style-name="P18">solves 1. </text:p>
      <text:p text:style-name="P18"/>
      <text:p text:style-name="P18">2. 1 + single instance</text:p>
      <text:p text:style-name="P18"/>
      <text:p text:style-name="P18">class X</text:p>
      <text:p text:style-name="P18">{</text:p>
      <text:p text:style-name="P18">public:</text:p>
      <text:p text:style-name="P18"><text:tab/>static X&amp; GetInst();</text:p>
      <text:p text:style-name="P18"/>
      <text:p text:style-name="P18">private:</text:p>
      <text:p text:style-name="P18"><text:tab/>X();</text:p>
      <text:p text:style-name="P18"><text:tab/>X(const X&amp; other_);</text:p>
      <text:p text:style-name="P18"><text:tab/>X&amp; operator=(const X&amp; other_);</text:p>
      <text:p text:style-name="P18"><text:tab/>~X();</text:p>
      <text:p text:style-name="P18">};</text:p>
      <text:p text:style-name="P18"/>
      <text:p text:style-name="P18">solves 2</text:p>
      <text:p text:style-name="P18"/>
      <text:p text:style-name="P18">3. 2 + Dtor order</text:p>
      <text:p text:style-name="P18"/>
      <text:p text:style-name="P18">instead of holding </text:p>
      <text:p text:style-name="P18"/>
      <text:p text:style-name="P18">class X</text:p>
      <text:p text:style-name="P18">{</text:p>
      <text:p text:style-name="P18">public:</text:p>
      <text:p text:style-name="P18"><text:tab/>static X&amp; GetInst()</text:p>
      <text:p text:style-name="P18"><text:tab/><text:span text:style-name="T7">{</text:span></text:p>
      <text:p text:style-name="P18"><text:tab/><text:tab/><text:span text:style-name="T7">if(! InstPtr)</text:span></text:p>
      <text:p text:style-name="P18"><text:tab/><text:tab/><text:span text:style-name="T7">{</text:span></text:p>
      <text:p text:style-name="P18"><text:tab/><text:tab/><text:tab/><text:span text:style-name="T7">intPtr = new</text:span></text:p>
      <text:p text:style-name="P18"><text:tab/><text:tab/><text:span text:style-name="T7">}</text:span></text:p>
      <text:p text:style-name="P18"><text:tab/><text:span text:style-name="T7">}</text:span></text:p>
      <text:p text:style-name="P18">private:</text:p>
      <text:p text:style-name="P18"><text:tab/>static X* m_instPtr; // declartion</text:p>
      <text:p text:style-name="P18"><text:tab/><text:span text:style-name="T7">{</text:span></text:p>
      <text:p text:style-name="P18"><text:tab/><text:tab/></text:p>
      <text:p text:style-name="P18"><text:tab/><text:span text:style-name="T7">}</text:span></text:p>
      <text:p text:style-name="P18"><text:tab/><text:span text:style-name="T6">static void clean(); //</text:span></text:p>
      <text:p text:style-name="P18"><text:tab/></text:p>
      <text:p text:style-name="P18"><text:tab/>X();</text:p>
      <text:p text:style-name="P18"><text:tab/>X(const X&amp; other_);</text:p>
      <text:p text:style-name="P18"><text:tab/>X&amp; operator=(const X&amp; other_);</text:p>
      <text:p text:style-name="P18"><text:tab/>~X();</text:p>
      <text:p text:style-name="P18"><text:soft-page-break/>}</text:p>
      <text:p text:style-name="P18"/>
      <text:p text:style-name="P18">X* X::instPtr = NULL; // <text:span text:style-name="T6">defenition</text:span></text:p>
      <text:p text:style-name="P18"/>
      <text:p text:style-name="P19">we want that when dtor destroys the X class, it will call a function clean()</text:p>
      <text:p text:style-name="P19">that will set the pointer to </text:p>
      <text:p text:style-name="P19">0xdeadbeef – an address in linux and windows, that derefernce to it will couse a seg fault.</text:p>
      <text:p text:style-name="P19"/>
      <text:p text:style-name="P19">Calling getInst() in atexit queue ( another dtor calling GetInst ) is bad, by setting the address to 0xdeadbeef we will crash.</text:p>
      <text:p text:style-name="P19"/>
      <text:p text:style-name="P19">4. generic solution – template</text:p>
      <text:p text:style-name="P19"/>
      <text:p text:style-name="P19"/>
      <text:p text:style-name="P19"/>
      <text:p text:style-name="P18"/>
      <text:p text:style-name="P18"/>
      <text:p text:style-name="P20">The three corresponding polices therefore are as follows:</text:p>
      <text:p text:style-name="P20">1. Creation. You can create a singleton in various ways. Typically, the Creation policy invokes the</text:p>
      <text:p text:style-name="P20">new operator to create an object. Isolating creation as a policy is essential because it enables you</text:p>
      <text:p text:style-name="P20">to create polymorphic objects.</text:p>
      <text:p text:style-name="P20">2. Lifetime. We identified the following lifetime policies:</text:p>
      <text:p text:style-name="P20">a. Following C++ rules—last created, first destroyed</text:p>
      <text:p text:style-name="P20">b. Recurring (Phoenix singleton)</text:p>
      <text:p text:style-name="P20">c. User controlled (singleton with longevity)</text:p>
      <text:p text:style-name="P20">d. Infinite (the "leaking" singleton, an object that's never destroyed)</text:p>
      <text:p text:style-name="P20">3. ThreadingModel. Whether singleton is single threaded, is standard multithreaded (with a mutex</text:p>
      <text:p text:style-name="P20">and the Double-Checked Locking pattern), or uses a nonportable threading model.</text:p>
      <text:p text:style-name="P5"/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0:24:19.624897626</meta:creation-date>
    <dc:date>2016-04-13T21:25:48.136085992</dc:date>
    <meta:editing-duration>PT10H45M28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5" meta:paragraph-count="166" meta:word-count="960" meta:character-count="5422" meta:non-whitespace-character-count="4511"/>
  </office:meta>
</office:document-meta>
</file>